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4.761cm"/>
    </style:style>
    <style:style style:name="pr1" style:family="presentation" style:parent-style-name="Impress1-title">
      <style:graphic-properties draw:auto-grow-height="true" fo:min-height="3.507cm"/>
    </style:style>
    <style:style style:name="pr2" style:family="presentation" style:parent-style-name="Impress1-outline1">
      <style:graphic-properties fo:min-height="11.93cm"/>
    </style:style>
    <style:style style:name="pr3" style:family="presentation" style:parent-style-name="Impress1-notes">
      <style:graphic-properties draw:fill-color="#ffffff" draw:auto-grow-height="true" fo:min-height="13.364cm"/>
    </style:style>
    <style:style style:name="pr4" style:family="presentation" style:parent-style-name="Impress1-title">
      <style:graphic-properties fo:min-height="3.507cm"/>
    </style:style>
    <style:style style:name="pr5" style:family="presentation" style:parent-style-name="Impress1-notes">
      <style:graphic-properties draw:fill-color="#ffffff" fo:min-height="13.364cm"/>
    </style:style>
    <style:style style:name="pr6" style:family="presentation" style:parent-style-name="Impress1-subtitle">
      <style:graphic-properties draw:fill-color="#ffffff" fo:min-height="16.26cm"/>
    </style:style>
    <style:style style:name="pr7" style:family="presentation" style:parent-style-name="Impress1-subtitle">
      <style:graphic-properties draw:fill-color="#ffffff" fo:min-height="12.18cm"/>
    </style:style>
    <style:style style:name="P1" style:family="paragraph">
      <style:paragraph-properties fo:margin-left="0cm" fo:margin-right="0cm" fo:margin-top="0.5cm" fo:margin-bottom="0cm" fo:text-indent="0cm"/>
    </style:style>
    <style:style style:name="P2" style:family="paragraph">
      <loext:graphic-properties draw:fill-color="#ffffff"/>
    </style:style>
    <style:style style:name="P3" style:family="paragraph">
      <loext:graphic-properties draw:fill="none"/>
      <style:text-properties fo:font-size="28pt" style:font-size-asian="28pt" style:font-size-complex="28pt"/>
    </style:style>
    <style:style style:name="P4" style:family="paragraph">
      <style:paragraph-properties fo:text-align="start"/>
    </style:style>
    <style:style style:name="P5" style:family="paragraph">
      <loext:graphic-properties draw:fill-color="#ffffff"/>
      <style:paragraph-properties fo:text-align="start"/>
    </style:style>
    <style:style style:name="P6" style:family="paragraph">
      <style:paragraph-properties fo:text-align="center"/>
    </style:style>
    <style:style style:name="P7" style:family="paragraph">
      <style:text-properties fo:font-size="20pt" style:font-size-asian="20pt" style:font-size-complex="20pt"/>
    </style:style>
    <style:style style:name="P8" style:family="paragraph">
      <style:paragraph-properties fo:text-align="start"/>
      <style:text-properties fo:font-size="22pt" style:font-size-asian="22pt" style:font-size-complex="22pt"/>
    </style:style>
    <style:style style:name="P9" style:family="paragraph">
      <loext:graphic-properties draw:fill-color="#ffffff"/>
      <style:paragraph-properties fo:text-align="start"/>
      <style:text-properties fo:font-size="22pt" style:font-size-asian="22pt" style:font-size-complex="22pt"/>
    </style:style>
    <style:style style:name="T1" style:family="text">
      <style:text-properties fo:font-size="28pt" style:font-size-asian="28pt" style:font-size-complex="28pt"/>
    </style:style>
    <style:style style:name="T2" style:family="text">
      <style:text-properties fo:font-size="20pt" style:font-size-asian="20pt" style:font-size-complex="20pt"/>
    </style:style>
    <style:style style:name="T3"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presentation:style-name="pr1" draw:layer="layout" svg:width="24.599cm" svg:height="3.507cm" svg:x="2cm" svg:y="0.836cm" presentation:class="title" presentation:user-transformed="true">
          <draw:text-box>
            <text:p>for loop</text:p>
          </draw:text-box>
        </draw:frame>
        <draw:frame presentation:style-name="pr2" draw:layer="layout" svg:width="24cm" svg:height="12.18cm" svg:x="2cm" svg:y="6cm" presentation:class="outline" presentation:user-transformed="true">
          <draw:text-box>
            <text:list text:style-name="L2">
              <text:list-header>
                <text:p text:style-name="P1">The for loop in Python is used to iterate the statements or a part of the program several times. It is frequently used to traverse the data structures like list, tuple, or dictionary.</text:p>
                <text:p text:style-name="P1">The syntax of for loop in python is given below.</text:p>
                <text:p text:style-name="P1">for iterating_var in sequence: <text:s/></text:p>
                <text:p><text:s text:c="4"/>statement(s) <text:s/></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example</text:p>
          </draw:text-box>
        </draw:frame>
        <draw:frame presentation:style-name="pr2" draw:layer="layout" svg:width="24cm" svg:height="12.18cm" svg:x="2cm" svg:y="6cm" presentation:class="outline">
          <draw:text-box>
            <text:list text:style-name="L2">
              <text:list-header>
                <text:p text:style-name="P1">i=1 <text:s/></text:p>
                <text:p text:style-name="P1">n=int(input("Enter the number up to which you want to print the natural numbers?")) <text:s/></text:p>
                <text:p text:style-name="P1">for i in range(0,n+1): <text:s/></text:p>
                <text:p><text:s text:c="4"/>print(i,end = ' ') <text:s/></text:p>
              </text:list-header>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Random Module</text:p>
          </draw:text-box>
        </draw:frame>
        <draw:frame presentation:style-name="pr2" draw:layer="layout" svg:width="24cm" svg:height="12.18cm" svg:x="2cm" svg:y="6cm" presentation:class="outline">
          <draw:text-box>
            <text:list text:style-name="L2">
              <text:list-header>
                <text:p text:style-name="P1">import random</text:p>
                <text:p text:style-name="P1">die1 = random.randint(1, 6)</text:p>
                <text:p text:style-name="P1">die2 = random.randrange(6) + 1</text:p>
                <text:p text:style-name="P1">total = die1 + die2</text:p>
                <text:p text:style-name="P1">print("You rolled a", die1, "and a", die2, "for a total of", total)</text:p>
                <text:p/>
              </text:list-header>
            </text:list>
          </draw:text-box>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Impress1" presentation:presentation-page-layout-name="AL1T1">
        <office:forms form:automatic-focus="false" form:apply-design-mode="false"/>
        <draw:frame presentation:style-name="pr4" draw:layer="layout" svg:width="24.599cm" svg:height="3.507cm" svg:x="2cm" svg:y="0.836cm" presentation:class="title" presentation:placeholder="true">
          <draw:text-box/>
        </draw:frame>
        <draw:frame presentation:style-name="pr2" draw:layer="layout" svg:width="24cm" svg:height="12.18cm" svg:x="2cm" svg:y="6cm" presentation:class="outline">
          <draw:text-box>
            <text:list text:style-name="L2">
              <text:list-header>
                <text:p text:style-name="P1"># Loopy String</text:p>
                <text:p text:style-name="P1"># Demonstrates the for loop with a string</text:p>
                <text:p text:style-name="P1">word = input("Enter a word: ")</text:p>
                <text:p text:style-name="P1">print("\nHere's each letter in your word:")</text:p>
                <text:p text:style-name="P1">for letter in word:</text:p>
                <text:list>
                  <text:list-header>
                    <text:p>print(letter)</text:p>
                  </text:list-header>
                </text:list>
                <text:p/>
              </text:list-header>
            </text:list>
          </draw:text-box>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Impress1">
        <office:forms form:automatic-focus="false" form:apply-design-mode="false"/>
        <draw:frame draw:style-name="gr2" draw:text-style-name="P3" draw:layer="layout" svg:width="25cm" svg:height="15.011cm" svg:x="0.6cm" svg:y="4.4cm">
          <draw:text-box>
            <text:p><text:span text:style-name="T1"># Counter</text:span></text:p>
            <text:p><text:span text:style-name="T1"># Demonstrates the range() function</text:span></text:p>
            <text:p><text:span text:style-name="T1">print("Counting:")</text:span></text:p>
            <text:p><text:span text:style-name="T1">for i in range(10):</text:span></text:p>
            <text:p><text:span text:style-name="T1"><text:tab/></text:span><text:span text:style-name="T1">print(i, end=" ")</text:span></text:p>
            <text:p><text:span text:style-name="T1">print("\n\nCounting by fives:")</text:span></text:p>
            <text:p><text:span text:style-name="T1">for i in range(0, 50, 5):</text:span></text:p>
            <text:p><text:span text:style-name="T1"><text:tab/></text:span><text:span text:style-name="T1">print(i, end=" ")</text:span></text:p>
            <text:p><text:span text:style-name="T1">print("\n\nCounting backwards:")</text:span></text:p>
            <text:p><text:span text:style-name="T1">for i in range(10, 0, -1):</text:span></text:p>
            <text:p><text:span text:style-name="T1"><text:tab/></text:span><text:span text:style-name="T1">print(i, end=" ")</text:span></text:p>
            <text:p><text:span text:style-name="T1"/></text:p>
          </draw:text-box>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32">
        <office:forms form:automatic-focus="false" form:apply-design-mode="false"/>
        <draw:frame presentation:style-name="pr6" draw:text-style-name="P5" draw:layer="layout" svg:width="24.599cm" svg:height="16.26cm" svg:x="2cm" svg:y="0.836cm" presentation:class="subtitle">
          <draw:text-box>
            <text:p text:style-name="P4">1. Print the table of a given number using for <text:s text:c="11"/>loop.</text:p>
            <text:p text:style-name="P4"><text:s text:c="4"/>Eg: <text:s/>2 X 2 = 4</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32">
        <office:forms form:automatic-focus="false" form:apply-design-mode="false"/>
        <draw:frame presentation:style-name="pr6" draw:text-style-name="P5" draw:layer="layout" svg:width="24.599cm" svg:height="16.26cm" svg:x="2cm" svg:y="0.836cm" presentation:class="subtitle">
          <draw:text-box>
            <text:p text:style-name="P4">i=1; <text:s/></text:p>
            <text:p text:style-name="P4">num = int(input("Enter a number:")); <text:s/></text:p>
            <text:p text:style-name="P4">for i in range(1,11): <text:s/></text:p>
            <text:p text:style-name="P4"><text:s text:c="4"/>print("%d X %d = %d"%(num,i,num*i)); <text:s/></text:p>
            <text:p text:style-name="P4"/>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Impress1" presentation:presentation-page-layout-name="AL3T0">
        <office:forms form:automatic-focus="false" form:apply-design-mode="false"/>
        <draw:frame presentation:style-name="pr4" draw:layer="layout" svg:width="24.599cm" svg:height="3.507cm" svg:x="2cm" svg:y="0.836cm" presentation:class="title">
          <draw:text-box>
            <text:p>for with else</text:p>
          </draw:text-box>
        </draw:frame>
        <draw:frame presentation:style-name="pr7" draw:text-style-name="P5" draw:layer="layout" svg:width="24cm" svg:height="12.18cm" svg:x="2cm" svg:y="6cm" presentation:class="subtitle">
          <draw:text-box>
            <text:p text:style-name="P4">for i in range(0,5): <text:s/></text:p>
            <text:p text:style-name="P4"><text:s text:c="4"/>print(i) <text:s/></text:p>
            <text:p text:style-name="P4">else:</text:p>
            <text:p text:style-name="P4"><text:tab/>print("for loop completely exhausted, since there is no break.")</text:p>
          </draw:text-box>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break</text:p>
          </draw:text-box>
        </draw:frame>
        <draw:frame presentation:style-name="pr2" draw:layer="layout" svg:width="24cm" svg:height="12.18cm" svg:x="2cm" svg:y="6cm" presentation:class="outline">
          <draw:text-box>
            <text:list text:style-name="L2">
              <text:list-header>
                <text:p>for i in range(0,5): <text:s/></text:p>
                <text:p><text:s text:c="4"/>print(i) <text:s/></text:p>
                <text:p><text:s text:c="4"/>break <text:s/></text:p>
                <text:p>else:</text:p>
                <text:list>
                  <text:list-header>
                    <text:p>print("for loop is exhausted") <text:s/></text:p>
                  </text:list-header>
                </text:list>
                <text:p>print("The loop is broken due to break statement...came out of loop") <text:s/></text:p>
              </text:list-header>
            </text:list>
          </draw:text-box>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Impress1" presentation:presentation-page-layout-name="AL1T1">
        <office:forms form:automatic-focus="false" form:apply-design-mode="false"/>
        <draw:frame presentation:style-name="pr4" draw:text-style-name="P6" draw:layer="layout" svg:width="24.599cm" svg:height="3.507cm" svg:x="2cm" svg:y="0.836cm" presentation:class="title">
          <draw:text-box>
            <text:p text:style-name="P6">while loop</text:p>
          </draw:text-box>
        </draw:frame>
        <draw:frame presentation:style-name="pr2" draw:text-style-name="P7" draw:layer="layout" svg:width="24cm" svg:height="12.18cm" svg:x="2cm" svg:y="6cm" presentation:class="outline">
          <draw:text-box>
            <text:list text:style-name="L2">
              <text:list-header>
                <text:p text:style-name="P7"><text:span text:style-name="T2">The while loop is also known as a pre-tested loop. In general, a while loop allows a part of the code to be executed as long as the given condition is true.</text:span></text:p>
                <text:p text:style-name="P7"><text:span text:style-name="T2">It can be viewed as a repeating if statement. The while loop is mostly used in the case where the number of iterations is not known in advance.</text:span></text:p>
                <text:p text:style-name="P7"><text:span text:style-name="T2">The syntax is given below.</text:span></text:p>
                <text:p text:style-name="P7"><text:span text:style-name="T2">while expression: <text:s/></text:span></text:p>
                <text:p text:style-name="P7"><text:span text:style-name="T2"><text:s text:c="4"/></text:span><text:span text:style-name="T2">statements <text:s/></text:span></text:p>
              </text:list-header>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Impress1" presentation:presentation-page-layout-name="AL3T0">
        <office:forms form:automatic-focus="false" form:apply-design-mode="false"/>
        <draw:frame presentation:style-name="pr4" draw:text-style-name="P6" draw:layer="layout" svg:width="24.599cm" svg:height="3.507cm" svg:x="2cm" svg:y="0.836cm" presentation:class="title">
          <draw:text-box>
            <text:p text:style-name="P6">Examples</text:p>
          </draw:text-box>
        </draw:frame>
        <draw:frame presentation:style-name="pr7" draw:text-style-name="P9" draw:layer="layout" svg:width="24cm" svg:height="12.18cm" svg:x="2cm" svg:y="6cm" presentation:class="subtitle" presentation:user-transformed="true">
          <draw:text-box>
            <text:p text:style-name="P8"><text:span text:style-name="T3">1) i=1; <text:s/></text:span></text:p>
            <text:p text:style-name="P8"><text:span text:style-name="T3"><text:tab/></text:span><text:span text:style-name="T3">while i&lt;=10: <text:s/></text:span></text:p>
            <text:p text:style-name="P8"><text:span text:style-name="T3"><text:s text:c="4"/></text:span><text:span text:style-name="T3"><text:tab/></text:span><text:span text:style-name="T3">print(i); <text:s/></text:span></text:p>
            <text:p text:style-name="P8"><text:span text:style-name="T3"><text:s text:c="4"/></text:span><text:span text:style-name="T3"><text:tab/></text:span><text:span text:style-name="T3">i=i+1;</text:span></text:p>
            <text:p text:style-name="P8"><text:span text:style-name="T3"/></text:p>
            <text:p text:style-name="P8"><text:span text:style-name="T3">2) i=1 <text:s/></text:span></text:p>
            <text:p text:style-name="P8"><text:span text:style-name="T3"><text:tab/></text:span><text:span text:style-name="T3">number = int(input("Enter the number?")) <text:s/></text:span></text:p>
            <text:p text:style-name="P8"><text:span text:style-name="T3"><text:tab/></text:span><text:span text:style-name="T3">while i&lt;=10: <text:s/></text:span></text:p>
            <text:p text:style-name="P8"><text:span text:style-name="T3"><text:s text:c="4"/></text:span><text:span text:style-name="T3"><text:tab/></text:span><text:span text:style-name="T3"><text:tab/></text:span><text:span text:style-name="T3">print("%d X %d = %d \n"%(number,i,number*i)); <text:s/></text:span></text:p>
            <text:p text:style-name="P8"><text:span text:style-name="T3"><text:s text:c="4"/></text:span><text:span text:style-name="T3"><text:tab/></text:span><text:span text:style-name="T3"><text:tab/></text:span><text:span text:style-name="T3">i = i+1; <text:s text:c="3"/></text:spa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1" draw:master-page-name="Impress1" presentation:presentation-page-layout-name="AL1T1">
        <office:forms form:automatic-focus="false" form:apply-design-mode="false"/>
        <draw:frame presentation:style-name="pr4" draw:layer="layout" svg:width="24.599cm" svg:height="3.507cm" svg:x="2cm" svg:y="0.836cm" presentation:class="title" presentation:placeholder="true">
          <draw:text-box/>
        </draw:frame>
        <draw:frame presentation:style-name="pr2" draw:layer="layout" svg:width="24cm" svg:height="12.18cm" svg:x="2cm" svg:y="6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1" draw:master-page-name="Impress1" presentation:presentation-page-layout-name="AL1T1">
        <office:forms form:automatic-focus="false" form:apply-design-mode="false"/>
        <draw:frame presentation:style-name="pr4" draw:text-style-name="P6" draw:layer="layout" svg:width="24.599cm" svg:height="3.507cm" svg:x="2cm" svg:y="0.836cm" presentation:class="title">
          <draw:text-box>
            <text:p text:style-name="P6">break </text:p>
          </draw:text-box>
        </draw:frame>
        <draw:frame presentation:style-name="pr2" draw:text-style-name="P7" draw:layer="layout" svg:width="24cm" svg:height="12.18cm" svg:x="2cm" svg:y="6cm" presentation:class="outline" presentation:user-transformed="true">
          <draw:text-box>
            <text:list text:style-name="L2">
              <text:list-header>
                <text:p text:style-name="P7"><text:span text:style-name="T2">The break is a keyword in python which is used to bring the program control out of the loop. The break statement breaks the loops one by one, i.e., in the case of nested loops, it breaks the inner loop first and then proceeds to outer loops. In other words, we can say that break is used to abort the current execution of the program and the control goes to the next line after the loop.</text:span></text:p>
                <text:p text:style-name="P7"><text:span text:style-name="T2">The break is commonly used in the cases where we need to break the loop for a given condition.</text:span></text:p>
                <text:p text:style-name="P7"><text:span text:style-name="T2">The syntax of the break is given below.</text:span></text:p>
                <text:p text:style-name="P7"><text:span text:style-name="T2">#loop statements <text:s/></text:span></text:p>
                <text:p text:style-name="P7"><text:span text:style-name="T2">break; <text:s text:c="2"/></text:span></text:p>
              </text:list-header>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1" draw:master-page-name="Impress1" presentation:presentation-page-layout-name="AL3T0">
        <office:forms form:automatic-focus="false" form:apply-design-mode="false"/>
        <draw:frame presentation:style-name="pr4" draw:text-style-name="P6" draw:layer="layout" svg:width="24.599cm" svg:height="3.507cm" svg:x="2cm" svg:y="0.836cm" presentation:class="title">
          <draw:text-box>
            <text:p text:style-name="P6">Example</text:p>
          </draw:text-box>
        </draw:frame>
        <draw:frame presentation:style-name="pr7" draw:text-style-name="P5" draw:layer="layout" svg:width="24cm" svg:height="12.18cm" svg:x="2cm" svg:y="6cm" presentation:class="subtitle">
          <draw:text-box>
            <text:p text:style-name="P4">str = "python" <text:s/></text:p>
            <text:p text:style-name="P4">for i in str: <text:s/></text:p>
            <text:p text:style-name="P4"><text:s text:c="4"/>if i == 'o': <text:s/></text:p>
            <text:p text:style-name="P4"><text:s text:c="8"/>break <text:s/></text:p>
            <text:p text:style-name="P4"><text:s text:c="4"/>print(i);</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1" draw:master-page-name="Impress1" presentation:presentation-page-layout-name="AL1T1">
        <office:forms form:automatic-focus="false" form:apply-design-mode="false"/>
        <draw:frame presentation:style-name="pr4" draw:text-style-name="P6" draw:layer="layout" svg:width="24.599cm" svg:height="3.507cm" svg:x="2cm" svg:y="0.836cm" presentation:class="title">
          <draw:text-box>
            <text:p text:style-name="P6">Example</text:p>
          </draw:text-box>
        </draw:frame>
        <draw:frame presentation:style-name="pr2" draw:layer="layout" svg:width="24cm" svg:height="12.18cm" svg:x="2cm" svg:y="6cm" presentation:class="outline">
          <draw:text-box>
            <text:list text:style-name="L2">
              <text:list-header>
                <text:p>i = 0; <text:s/></text:p>
                <text:p>while 1: <text:s/></text:p>
                <text:p><text:s text:c="4"/>print(i," ",end=""), <text:s/></text:p>
                <text:p><text:s text:c="4"/>i=i+1; <text:s/></text:p>
                <text:p><text:s text:c="4"/>if i == 10: <text:s/></text:p>
                <text:p><text:s text:c="8"/>break; <text:s/></text:p>
                <text:p>print("came out of while loop"); </text:p>
              </text:list-header>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1" draw:master-page-name="Impress1" presentation:presentation-page-layout-name="AL1T1">
        <office:forms form:automatic-focus="false" form:apply-design-mode="false"/>
        <draw:frame presentation:style-name="pr4" draw:text-style-name="P6" draw:layer="layout" svg:width="24.599cm" svg:height="3.507cm" svg:x="2cm" svg:y="0.836cm" presentation:class="title">
          <draw:text-box>
            <text:p text:style-name="P6">Example</text:p>
          </draw:text-box>
        </draw:frame>
        <draw:frame presentation:style-name="pr2" draw:text-style-name="P7" draw:layer="layout" svg:width="24cm" svg:height="12.18cm" svg:x="2cm" svg:y="6cm" presentation:class="outline">
          <draw:text-box>
            <text:list text:style-name="L2">
              <text:list-header>
                <text:p text:style-name="P7"><text:span text:style-name="T2">n=2 <text:s/></text:span></text:p>
                <text:p text:style-name="P7"><text:span text:style-name="T2">while 1: <text:s/></text:span></text:p>
                <text:p text:style-name="P7"><text:span text:style-name="T2"><text:s text:c="4"/></text:span><text:span text:style-name="T2">i=1; <text:s/></text:span></text:p>
                <text:p text:style-name="P7"><text:span text:style-name="T2"><text:s text:c="4"/></text:span><text:span text:style-name="T2">while i&lt;=10: <text:s/></text:span></text:p>
                <text:p text:style-name="P7"><text:span text:style-name="T2"><text:s text:c="8"/></text:span><text:span text:style-name="T2">print("%d X %d = %d\n"%(n,i,n*i)); <text:s/></text:span></text:p>
                <text:p text:style-name="P7"><text:span text:style-name="T2"><text:s text:c="8"/></text:span><text:span text:style-name="T2">i = i+1; <text:s/></text:span></text:p>
                <text:p text:style-name="P7"><text:span text:style-name="T2"><text:s text:c="4"/></text:span><text:span text:style-name="T2">choice = int(input("Do you want to continue printing the table, press 0 for no?")) <text:s/></text:span></text:p>
                <text:p text:style-name="P7"><text:span text:style-name="T2"><text:s text:c="4"/></text:span><text:span text:style-name="T2">if choice == 0: <text:s/></text:span></text:p>
                <text:p text:style-name="P7"><text:span text:style-name="T2"><text:s text:c="8"/></text:span><text:span text:style-name="T2">break; <text:s text:c="5"/></text:span></text:p>
                <text:p text:style-name="P7"><text:span text:style-name="T2"><text:s text:c="4"/></text:span><text:span text:style-name="T2">n=n+1 <text:s/></text:span></text:p>
              </text:list-header>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1" draw:master-page-name="Impress1" presentation:presentation-page-layout-name="AL1T1">
        <office:forms form:automatic-focus="false" form:apply-design-mode="false"/>
        <draw:frame presentation:style-name="pr4" draw:text-style-name="P6" draw:layer="layout" svg:width="24.599cm" svg:height="3.507cm" svg:x="2cm" svg:y="0.836cm" presentation:class="title">
          <draw:text-box>
            <text:p text:style-name="P6">continue statement</text:p>
          </draw:text-box>
        </draw:frame>
        <draw:frame presentation:style-name="pr2" draw:text-style-name="P7" draw:layer="layout" svg:width="24cm" svg:height="12.18cm" svg:x="2cm" svg:y="6cm" presentation:class="outline">
          <draw:text-box>
            <text:list text:style-name="L2">
              <text:list-header>
                <text:p text:style-name="P7"><text:span text:style-name="T2">The continue statement in python is used to bring the program control to the beginning of the loop. The continue statement skips the remaining lines of code inside the loop and start with the next iteration. It is mainly used for a particular condition inside the loop so that we can skip some specific code for a particular condition.</text:span></text:p>
                <text:p text:style-name="P7"><text:span text:style-name="T2">The syntax of Python continue statement is given below.</text:span></text:p>
                <text:p text:style-name="P7"><text:span text:style-name="T2">#loop statements <text:s/></text:span></text:p>
                <text:p text:style-name="P7"><text:span text:style-name="T2">continue; <text:s/></text:span></text:p>
                <text:p text:style-name="P7"><text:span text:style-name="T2">#the code to be skipped <text:s text:c="2"/></text:span></text:p>
              </text:list-header>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1" draw:master-page-name="Impress1" presentation:presentation-page-layout-name="AL1T1">
        <office:forms form:automatic-focus="false" form:apply-design-mode="false"/>
        <draw:frame presentation:style-name="pr4" draw:text-style-name="P6" draw:layer="layout" svg:width="24.599cm" svg:height="3.507cm" svg:x="2cm" svg:y="0.836cm" presentation:class="title">
          <draw:text-box>
            <text:p text:style-name="P6">pass statement</text:p>
          </draw:text-box>
        </draw:frame>
        <draw:frame presentation:style-name="pr2" draw:layer="layout" svg:width="24cm" svg:height="12.18cm" svg:x="2cm" svg:y="6cm" presentation:class="outline">
          <draw:text-box>
            <text:list text:style-name="L2">
              <text:list-header>
                <text:p>In Python, pass keyword is used to execute nothing; it means, when we don't want to execute code, the pass can be used to execute empty. It is same as the name refers to. It just makes the control to pass by without executing any code. If we want to bypass any code pass statement can be used.</text:p>
              </text:list-header>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1" draw:master-page-name="Impress1" presentation:presentation-page-layout-name="AL1T1">
        <office:forms form:automatic-focus="false" form:apply-design-mode="false"/>
        <draw:frame presentation:style-name="pr4" draw:text-style-name="P6" draw:layer="layout" svg:width="24.599cm" svg:height="3.507cm" svg:x="2cm" svg:y="0.836cm" presentation:class="title" presentation:user-transformed="true">
          <draw:text-box>
            <text:p text:style-name="P6">Example</text:p>
          </draw:text-box>
        </draw:frame>
        <draw:frame presentation:style-name="pr2" draw:layer="layout" svg:width="24cm" svg:height="12.18cm" svg:x="2cm" svg:y="6cm" presentation:class="outline">
          <draw:text-box>
            <text:list text:style-name="L2">
              <text:list-header>
                <text:p>i=1; #initializing a local variable <text:s/></text:p>
                <text:p>#starting a loop from 1 to 10 <text:s/></text:p>
                <text:p>for i in range(1,11): <text:s/></text:p>
                <text:p><text:s text:c="4"/>if i==5: <text:s/></text:p>
                <text:p><text:s text:c="8"/>continue; <text:s/></text:p>
                <text:p><text:s text:c="4"/>print("%d"%i); <text:s/></text:p>
              </text:list-header>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19</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19</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08T06:42:51.428139946</meta:creation-date>
    <meta:editing-duration>PT1H39M26S</meta:editing-duration>
    <meta:editing-cycles>4</meta:editing-cycles>
    <meta:generator>LibreOffice/6.0.7.3$Linux_X86_64 LibreOffice_project/00m0$Build-3</meta:generator>
    <dc:title>Impress</dc:title>
    <dc:date>2019-07-23T13:56:01.835229680</dc:date>
    <meta:document-statistic meta:object-count="107"/>
  </office:meta>
</office:document-meta>
</file>